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A0000022A9E79588C3D7A44F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2.596cm"/>
    </style:style>
    <style:style style:name="Taula1.C" style:family="table-column">
      <style:table-column-properties style:column-width="2.695cm"/>
    </style:style>
    <style:style style:name="Taula1.D" style:family="table-column">
      <style:table-column-properties style:column-width="2.612cm"/>
    </style:style>
    <style:style style:name="Taula1.F" style:family="table-column">
      <style:table-column-properties style:column-width="2.2cm"/>
    </style:style>
    <style:style style:name="Taula1.G" style:family="table-column">
      <style:table-column-properties style:column-width="2.194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egacySanITCBoo" fo:font-size="10pt" fo:font-weight="bold" officeooo:rsid="000e8713" officeooo:paragraph-rsid="000680c5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2d8d2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fo:font-size="10pt" fo:font-weight="bold" officeooo:rsid="002fa57f" officeooo:paragraph-rsid="000680c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f2cd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8b954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0d8006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0d8006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f2cd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9pt" fo:font-weight="bold" officeooo:paragraph-rsid="000680c5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0680c5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T1" style:family="text">
      <style:text-properties officeooo:rsid="000dfb34"/>
    </style:style>
    <style:style style:name="T2" style:family="text">
      <style:text-properties officeooo:rsid="005db0e0"/>
    </style:style>
    <style:style style:name="T3" style:family="text">
      <style:text-properties officeooo:rsid="00120e4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20e49"/>
    </style:style>
    <style:style style:name="T6" style:family="text">
      <style:text-properties style:text-underline-style="solid" style:text-underline-width="auto" style:text-underline-color="font-color" officeooo:rsid="000dfb34"/>
    </style:style>
    <style:style style:name="T7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foreach($organGestor in ${dades.keySet()})</text:p>
      <text:p text:style-name="P5">$organGestor.nom - $organGestor.codi</text:p>
      <text:p text:style-name="P3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B"/>
        <table:table-column table:style-name="Taula1.F"/>
        <table:table-column table:style-name="Taula1.G"/>
        <table:table-row>
          <table:table-cell table:style-name="Taula1.A1" office:value-type="string">
            <text:p text:style-name="P11">Data</text:p>
          </table:table-cell>
          <table:table-cell table:style-name="Taula1.B1" office:value-type="string">
            <text:p text:style-name="P12">Nombre d’expedients creats</text:p>
          </table:table-cell>
          <table:table-cell table:style-name="Taula1.C1" office:value-type="string">
            <text:p text:style-name="P12">Nombre d’expedients creats actumulat</text:p>
          </table:table-cell>
          <table:table-cell table:style-name="Taula1.D1" office:value-type="string">
            <text:p text:style-name="P12">Nombre d’expedients tancats</text:p>
          </table:table-cell>
          <table:table-cell table:style-name="Taula1.E1" office:value-type="string">
            <text:p text:style-name="P12">Nombre d’expedients tancats acumulat</text:p>
          </table:table-cell>
          <table:table-cell table:style-name="Taula1.F1" office:value-type="string">
            <text:p text:style-name="P12">Nombre de documents signats</text:p>
          </table:table-cell>
          <table:table-cell table:style-name="Taula1.G1" office:value-type="string">
            <text:p text:style-name="P12">Nombre d<text:span text:style-name="T2">e</text:span> documents notificats</text:p>
          </table:table-cell>
        </table:table-row>
        <table:table-row table:style-name="Taula1.2">
          <table:table-cell table:style-name="Taula1.A2" office:value-type="string">
            <text:p text:style-name="P7"><text:text-input text:description="">@before-row#foreach($historic in ${dades.get($organGestor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8"><text:text-input text:description="">$historic.numExpedientsCreats</text:text-input></text:p>
          </table:table-cell>
          <table:table-cell table:style-name="Taula1.C2" office:value-type="string">
            <text:p text:style-name="P9"><text:text-input text:description="">$historic.numExpedientsCreatsTotal</text:text-input></text:p>
          </table:table-cell>
          <table:table-cell table:style-name="Taula1.D2" office:value-type="string">
            <text:p text:style-name="P10"><text:text-input text:description="">$historic.numExpedientsTancats</text:text-input></text:p>
          </table:table-cell>
          <table:table-cell table:style-name="Taula1.E2" office:value-type="string">
            <text:p text:style-name="P8"><text:text-input text:description="">$historic.numExpedientsTancatsTotal</text:text-input></text:p>
          </table:table-cell>
          <table:table-cell table:style-name="Taula1.F2" office:value-type="string">
            <text:p text:style-name="P6"><text:text-input text:description="">$historic.numDocsSignats</text:text-input></text:p>
          </table:table-cell>
          <table:table-cell table:style-name="Taula1.G2" office:value-type="string">
            <text:p text:style-name="P8"><text:text-input text:description="">$historic.numDocsNotificats</text:text-input></text:p>
          </table:table-cell>
        </table:table-row>
      </table:table>
      <text:p text:style-name="P5"/>
      <text:p text:style-name="P5">#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loext:contextual-spacing="false"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font-name="LegacySanITCBoo" fo:font-size="12pt" style:text-underline-style="none" fo:font-weight="bold" officeooo:rsid="0002d8d2" officeooo:paragraph-rsid="0002d8d2" style:font-size-asian="12pt" style:font-weight-asian="bold" style:font-size-complex="12pt" style:font-weight-complex="bold"/>
    </style:style>
    <style:style style:name="MT1" style:family="text">
      <style:text-properties style:font-name="LegacySanITCBoo" fo:font-size="10pt" style:text-underline-style="solid" style:text-underline-width="auto" style:text-underline-color="font-color" officeooo:rsid="00120e49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>
      <style:text-properties style:text-underline-style="solid" style:text-underline-width="auto" style:text-underline-color="font-color" officeooo:rsid="000dfb3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E79588C3D7A44FC.png" xlink:type="simple" xlink:show="embed" xlink:actuate="onLoad" loext:mime-type="image/png"/></draw:frame></text:p>
        <text:p text:style-name="MP2"><text:span text:style-name="MT1">HISTÔRIC</text:span><text:span text:style-name="MT2"> D’</text:span><text:span text:style-name="MT3">EXPEDIENTS PER ORGAN GESTOR</text:span></text:p>
        <text:p text:style-name="MP3"/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0:25:07.474986767</meta:creation-date>
    <meta:generator>LibreOffice/6.4.6.2$Linux_X86_64 LibreOffice_project/40$Build-2</meta:generator>
    <meta:editing-duration>PT5H7M16S</meta:editing-duration>
    <meta:editing-cycles>14</meta:editing-cycles>
    <dc:date>2020-11-06T11:30:35.640804791</dc:date>
    <meta:document-statistic meta:table-count="1" meta:image-count="1" meta:object-count="0" meta:page-count="1" meta:paragraph-count="20" meta:word-count="66" meta:character-count="634" meta:non-whitespace-character-count="605"/>
  </office:meta>
</office:document-meta>
</file>